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0pt" style:font-size-asian="10pt" style:font-size-complex="10pt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0pt" officeooo:paragraph-rsid="001543b7" style:font-size-asian="10pt" style:font-size-complex="10pt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0pt" officeooo:rsid="001543b7" officeooo:paragraph-rsid="001543b7" style:font-size-asian="10pt" style:font-size-complex="10pt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4pt" officeooo:rsid="001543b7" officeooo:paragraph-rsid="001543b7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4pt" officeooo:paragraph-rsid="001543b7" style:font-size-asian="14pt" style:font-size-complex="14p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4pt" style:font-size-asian="14pt" style:font-size-complex="14pt"/>
    </style:style>
    <style:style style:name="T1" style:family="text">
      <style:text-properties fo:color="#0f54d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f54d6" style:font-name="JetBrains Mono" fo:font-size="10pt" fo:font-style="normal" fo:font-weight="normal" officeooo:rsid="001543b7" style:font-size-asian="10pt" style:font-style-asian="normal" style:font-weight-asian="normal"/>
    </style:style>
    <style:style style:name="T3" style:family="text">
      <style:text-properties fo:color="#0f54d6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0f54d6" style:font-name="JetBrains Mono" fo:font-size="12pt" fo:font-style="normal" fo:font-weight="normal" officeooo:rsid="001543b7" style:font-size-asian="12pt" style:font-style-asian="normal" style:font-weight-asian="normal"/>
    </style:style>
    <style:style style:name="T5" style:family="text">
      <style:text-properties fo:color="#0f54d6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0f54d6" style:font-name="JetBrains Mono" fo:font-size="13pt" fo:font-style="normal" fo:font-weight="normal" style:font-size-asian="13pt" style:font-style-asian="normal" style:font-weight-asian="normal"/>
    </style:style>
    <style:style style:name="T7" style:family="text">
      <style:text-properties fo:color="#0f54d6" style:font-name="JetBrains Mono" fo:font-style="normal" fo:font-weight="normal" style:font-style-asian="normal" style:font-weight-asian="normal"/>
    </style:style>
    <style:style style:name="T8" style:family="text">
      <style:text-properties fo:color="#0f54d6" style:font-name="JetBrains Mono" fo:font-style="normal" fo:font-weight="normal" officeooo:rsid="001543b7" style:font-style-asian="normal" style:font-weight-asian="normal"/>
    </style:style>
    <style:style style:name="T9" style:family="text">
      <style:text-properties fo:color="#00855f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855f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00855f" style:font-name="JetBrains Mono" fo:font-size="13.5pt" fo:font-style="normal" fo:font-weight="normal" style:font-size-asian="13.5pt" style:font-style-asian="normal" style:font-weight-asian="normal"/>
    </style:style>
    <style:style style:name="T12" style:family="text">
      <style:text-properties fo:color="#00855f" style:font-name="JetBrains Mono" fo:font-size="13pt" fo:font-style="normal" fo:font-weight="normal" style:font-size-asian="13pt" style:font-style-asian="normal" style:font-weight-asian="normal"/>
    </style:style>
    <style:style style:name="T13" style:family="text">
      <style:text-properties fo:color="#00855f" style:font-name="JetBrains Mono" fo:font-style="normal" fo:font-weight="normal" style:font-style-asian="normal" style:font-weight-asian="normal"/>
    </style:style>
    <style:style style:name="T14" style:family="text">
      <style:text-properties fo:color="#383838" style:font-name="JetBrains Mono" fo:font-size="10pt" fo:font-style="normal" fo:font-weight="bold" style:font-size-asian="10pt" style:font-style-asian="normal" style:font-weight-asian="bold"/>
    </style:style>
    <style:style style:name="T15" style:family="text">
      <style:text-properties fo:color="#383838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383838" style:font-name="JetBrains Mono" fo:font-size="12pt" fo:font-style="normal" fo:font-weight="bold" style:font-size-asian="12pt" style:font-style-asian="normal" style:font-weight-asian="bold"/>
    </style:style>
    <style:style style:name="T17" style:family="text">
      <style:text-properties fo:color="#383838" style:font-name="JetBrains Mono" fo:font-size="12pt" fo:font-style="normal" fo:font-weight="bold" fo:background-color="#e4d5f8" loext:char-shading-value="0" style:font-size-asian="12pt" style:font-style-asian="normal" style:font-weight-asian="bold"/>
    </style:style>
    <style:style style:name="T18" style:family="text">
      <style:text-properties fo:color="#383838"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fo:color="#383838" style:font-name="JetBrains Mono" fo:font-size="13.5pt" fo:font-style="normal" fo:font-weight="bold" style:font-size-asian="13.5pt" style:font-style-asian="normal" style:font-weight-asian="bold"/>
    </style:style>
    <style:style style:name="T20" style:family="text">
      <style:text-properties fo:color="#383838" style:font-name="JetBrains Mono" fo:font-size="13.5pt" fo:font-style="normal" fo:font-weight="bold" fo:background-color="#e4d5f8" loext:char-shading-value="0" style:font-size-asian="13.5pt" style:font-style-asian="normal" style:font-weight-asian="bold"/>
    </style:style>
    <style:style style:name="T21" style:family="text">
      <style:text-properties fo:color="#383838" style:font-name="JetBrains Mono" fo:font-size="13.5pt" fo:font-style="normal" fo:font-weight="normal" style:font-size-asian="13.5pt" style:font-style-asian="normal" style:font-weight-asian="normal"/>
    </style:style>
    <style:style style:name="T22" style:family="text">
      <style:text-properties fo:color="#383838" style:font-name="JetBrains Mono" fo:font-size="13pt" fo:font-style="normal" fo:font-weight="bold" style:font-size-asian="13pt" style:font-style-asian="normal" style:font-weight-asian="bold"/>
    </style:style>
    <style:style style:name="T23" style:family="text">
      <style:text-properties fo:color="#383838" style:font-name="JetBrains Mono" fo:font-size="13pt" fo:font-style="normal" fo:font-weight="bold" fo:background-color="#e4d5f8" loext:char-shading-value="0" style:font-size-asian="13pt" style:font-style-asian="normal" style:font-weight-asian="bold"/>
    </style:style>
    <style:style style:name="T24" style:family="text">
      <style:text-properties fo:color="#383838" style:font-name="JetBrains Mono" fo:font-size="13pt" fo:font-style="normal" fo:font-weight="normal" style:font-size-asian="13pt" style:font-style-asian="normal" style:font-weight-asian="normal"/>
    </style:style>
    <style:style style:name="T25" style:family="text">
      <style:text-properties fo:color="#383838" style:font-name="JetBrains Mono" fo:font-style="normal" fo:font-weight="bold" style:font-style-asian="normal" style:font-weight-asian="bold"/>
    </style:style>
    <style:style style:name="T26" style:family="text">
      <style:text-properties fo:color="#383838" style:font-name="JetBrains Mono" fo:font-style="normal" fo:font-weight="bold" fo:background-color="#e4d5f8" loext:char-shading-value="0" style:font-style-asian="normal" style:font-weight-asian="bold"/>
    </style:style>
    <style:style style:name="T27" style:family="text">
      <style:text-properties fo:color="#383838" style:font-name="JetBrains Mono" fo:font-style="normal" fo:font-weight="normal" style:font-style-asian="normal" style:font-weight-asian="normal"/>
    </style:style>
    <style:style style:name="T28" style:family="text">
      <style:text-properties fo:color="#8c6c41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c6c41" style:font-name="JetBrains Mono" fo:font-size="12pt" fo:font-style="normal" fo:font-weight="normal" style:font-size-asian="12pt" style:font-style-asian="normal" style:font-weight-asian="normal"/>
    </style:style>
    <style:style style:name="T30" style:family="text">
      <style:text-properties fo:color="#8c6c41" style:font-name="JetBrains Mono" fo:font-size="13.5pt" fo:font-style="normal" fo:font-weight="normal" style:font-size-asian="13.5pt" style:font-style-asian="normal" style:font-weight-asian="normal"/>
    </style:style>
    <style:style style:name="T31" style:family="text">
      <style:text-properties fo:color="#8c6c41" style:font-name="JetBrains Mono" fo:font-size="13pt" fo:font-style="normal" fo:font-weight="normal" style:font-size-asian="13pt" style:font-style-asian="normal" style:font-weight-asian="normal"/>
    </style:style>
    <style:style style:name="T32" style:family="text">
      <style:text-properties fo:color="#8c6c41" style:font-name="JetBrains Mono" fo:font-style="normal" fo:font-weight="normal" style:font-style-asian="normal" style:font-weight-asian="normal"/>
    </style:style>
    <style:style style:name="T33" style:family="text">
      <style:text-properties fo:color="#6b2fba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b2fba" style:font-name="JetBrains Mono" fo:font-size="12pt" fo:font-style="normal" fo:font-weight="normal" style:font-size-asian="12pt" style:font-style-asian="normal" style:font-weight-asian="normal"/>
    </style:style>
    <style:style style:name="T35" style:family="text">
      <style:text-properties fo:color="#6b2fba" style:font-name="JetBrains Mono" fo:font-size="13.5pt" fo:font-style="normal" fo:font-weight="normal" style:font-size-asian="13.5pt" style:font-style-asian="normal" style:font-weight-asian="normal"/>
    </style:style>
    <style:style style:name="T36" style:family="text">
      <style:text-properties fo:color="#6b2fba" style:font-name="JetBrains Mono" fo:font-size="13pt" fo:font-style="normal" fo:font-weight="normal" style:font-size-asian="13pt" style:font-style-asian="normal" style:font-weight-asian="normal"/>
    </style:style>
    <style:style style:name="T37" style:family="text">
      <style:text-properties fo:color="#6b2fba" style:font-name="JetBrains Mono" fo:font-style="normal" fo:font-weight="normal" style:font-style-asian="normal" style:font-weight-asian="normal"/>
    </style:style>
    <style:style style:name="T38" style:family="text">
      <style:text-properties fo:color="#202020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202020" style:font-name="JetBrains Mono" fo:font-size="13.5pt" fo:font-style="normal" fo:font-weight="normal" style:font-size-asian="13.5pt" style:font-style-asian="normal" style:font-weight-asian="normal"/>
    </style:style>
    <style:style style:name="T40" style:family="text">
      <style:text-properties fo:color="#202020" style:font-name="JetBrains Mono" fo:font-style="normal" fo:font-weight="normal" style:font-style-asian="normal" style:font-weight-asian="normal"/>
    </style:style>
    <style:style style:name="T41" style:family="text">
      <style:text-properties fo:color="#1b6600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1b6600" style:font-name="JetBrains Mono" fo:font-size="12pt" fo:font-style="normal" fo:font-weight="normal" style:font-size-asian="12pt" style:font-style-asian="normal" style:font-weight-asian="normal"/>
    </style:style>
    <style:style style:name="T43" style:family="text">
      <style:text-properties fo:color="#1b6600" style:font-name="JetBrains Mono" fo:font-size="13.5pt" fo:font-style="normal" fo:font-weight="normal" style:font-size-asian="13.5pt" style:font-style-asian="normal" style:font-weight-asian="normal"/>
    </style:style>
    <style:style style:name="T44" style:family="text">
      <style:text-properties fo:color="#1b6600" style:font-name="JetBrains Mono" fo:font-size="13pt" fo:font-style="normal" fo:font-weight="normal" style:font-size-asian="13pt" style:font-style-asian="normal" style:font-weight-asian="normal"/>
    </style:style>
    <style:style style:name="T45" style:family="text">
      <style:text-properties fo:color="#1b6600" style:font-name="JetBrains Mono" fo:font-style="normal" fo:font-weight="normal" style:font-style-asian="normal" style:font-weight-asian="normal"/>
    </style:style>
    <style:style style:name="T46" style:family="text">
      <style:text-properties fo:color="#ab2f6b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ab2f6b" style:font-name="JetBrai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ab2f6b" style:font-name="JetBrains Mono" fo:font-size="13.5pt" fo:font-style="normal" fo:font-weight="normal" style:font-size-asian="13.5pt" style:font-style-asian="normal" style:font-weight-asian="normal"/>
    </style:style>
    <style:style style:name="T49" style:family="text">
      <style:text-properties fo:color="#ab2f6b" style:font-name="JetBrains Mono" fo:font-size="13pt" fo:font-style="normal" fo:font-weight="normal" style:font-size-asian="13pt" style:font-style-asian="normal" style:font-weight-asian="normal"/>
    </style:style>
    <style:style style:name="T50" style:family="text">
      <style:text-properties fo:color="#ab2f6b" style:font-name="JetBrains Mono" fo:font-style="normal" fo:font-weight="normal" style:font-style-asian="normal" style:font-weight-asian="normal"/>
    </style:style>
    <style:style style:name="T51" style:family="text">
      <style:text-properties fo:color="#949494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949494" style:font-name="JetBrains Mono" fo:font-size="12pt" fo:font-style="normal" fo:font-weight="normal" style:font-size-asian="12pt" style:font-style-asian="normal" style:font-weight-asian="normal"/>
    </style:style>
    <style:style style:name="T53" style:family="text">
      <style:text-properties fo:color="#949494" style:font-name="JetBrains Mono" fo:font-size="12pt" fo:font-style="normal" fo:font-weight="bold" style:font-size-asian="12pt" style:font-style-asian="normal" style:font-weight-asian="bold"/>
    </style:style>
    <style:style style:name="T54" style:family="text">
      <style:text-properties fo:color="#949494" style:font-name="JetBrains Mono" fo:font-size="13.5pt" fo:font-style="normal" fo:font-weight="normal" style:font-size-asian="13.5pt" style:font-style-asian="normal" style:font-weight-asian="normal"/>
    </style:style>
    <style:style style:name="T55" style:family="text">
      <style:text-properties fo:color="#949494" style:font-name="JetBrains Mono" fo:font-size="13.5pt" fo:font-style="normal" fo:font-weight="bold" style:font-size-asian="13.5pt" style:font-style-asian="normal" style:font-weight-asian="bold"/>
    </style:style>
    <style:style style:name="T56" style:family="text">
      <style:text-properties fo:color="#949494" style:font-name="JetBrains Mono" fo:font-size="13pt" fo:font-style="normal" fo:font-weight="normal" style:font-size-asian="13pt" style:font-style-asian="normal" style:font-weight-asian="normal"/>
    </style:style>
    <style:style style:name="T57" style:family="text">
      <style:text-properties fo:color="#949494" style:font-name="JetBrains Mono" fo:font-size="13pt" fo:font-style="normal" fo:font-weight="bold" style:font-size-asian="13pt" style:font-style-asian="normal" style:font-weight-asian="bold"/>
    </style:style>
    <style:style style:name="T58" style:family="text">
      <style:text-properties fo:color="#949494" style:font-name="JetBrains Mono" fo:font-style="normal" fo:font-weight="normal" style:font-style-asian="normal" style:font-weight-asian="normal"/>
    </style:style>
    <style:style style:name="T59" style:family="text">
      <style:text-properties fo:color="#949494" style:font-name="JetBrains Mono" fo:font-style="normal" fo:font-weight="bold" style:font-style-asian="normal" style:font-weight-asian="bold"/>
    </style:style>
    <style:style style:name="T60" style:family="text">
      <style:text-properties fo:color="#0093a1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0093a1" style:font-name="JetBrains Mono" fo:font-size="12pt" fo:font-style="normal" fo:font-weight="normal" style:font-size-asian="12pt" style:font-style-asian="normal" style:font-weight-asian="normal"/>
    </style:style>
    <style:style style:name="T62" style:family="text">
      <style:text-properties fo:color="#0093a1" style:font-name="JetBrains Mono" fo:font-size="13.5pt" fo:font-style="normal" fo:font-weight="normal" style:font-size-asian="13.5pt" style:font-style-asian="normal" style:font-weight-asian="normal"/>
    </style:style>
    <style:style style:name="T63" style:family="text">
      <style:text-properties fo:color="#0093a1" style:font-name="JetBrains Mono" fo:font-size="13pt" fo:font-style="normal" fo:font-weight="normal" style:font-size-asian="13pt" style:font-style-asian="normal" style:font-weight-asian="normal"/>
    </style:style>
    <style:style style:name="T64" style:family="text">
      <style:text-properties fo:color="#0093a1" style:font-name="JetBrains Mono" fo:font-style="normal" fo:font-weight="normal" style:font-style-asian="normal" style:font-weight-asian="normal"/>
    </style:style>
    <style:style style:name="T65" style:family="text">
      <style:text-properties fo:color="#248700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248700" style:font-name="JetBrains Mono" fo:font-size="13.5pt" fo:font-style="normal" fo:font-weight="normal" style:font-size-asian="13.5pt" style:font-style-asian="normal" style:font-weight-asian="normal"/>
    </style:style>
    <style:style style:name="T67" style:family="text">
      <style:text-properties fo:color="#248700" style:font-name="JetBrains Mono" fo:font-size="13pt" fo:font-style="normal" fo:font-weight="normal" style:font-size-asian="13pt" style:font-style-asian="normal" style:font-weight-asian="normal"/>
    </style:style>
    <style:style style:name="T68" style:family="text">
      <style:text-properties fo:color="#248700" style:font-name="JetBrains Mono" fo:font-style="normal" fo:font-weight="normal" style:font-style-asian="normal" style:font-weight-asian="normal"/>
    </style:style>
    <style:style style:name="T69" style:family="text">
      <style:text-properties fo:color="#707070" style:font-name="JetBrains Mono" fo:font-size="12pt" fo:font-style="italic" fo:font-weight="normal" style:font-size-asian="12pt" style:font-style-asian="italic" style:font-weight-asian="normal"/>
    </style:style>
    <style:style style:name="T70" style:family="text">
      <style:text-properties fo:color="#707070" style:font-name="JetBrains Mono" fo:font-size="13.5pt" fo:font-style="italic" fo:font-weight="normal" style:font-size-asian="13.5pt" style:font-style-asian="italic" style:font-weight-asian="normal"/>
    </style:style>
    <style:style style:name="T71" style:family="text">
      <style:text-properties fo:color="#707070" style:font-name="JetBrains Mono" fo:font-style="italic" fo:font-weight="normal" style:font-style-asian="italic" style:font-weight-asian="normal"/>
    </style:style>
    <style:style style:name="T72" style:family="text">
      <style:text-properties fo:color="#635237" style:font-name="JetBrains Mono" fo:font-size="13.5pt" fo:font-style="normal" fo:font-weight="normal" style:font-size-asian="13.5pt" style:font-style-asian="normal" style:font-weight-asian="normal"/>
    </style:style>
    <style:style style:name="T73" style:family="text">
      <style:text-properties fo:color="#635237" style:font-name="JetBrains Mono" fo:font-style="normal" fo:font-weight="normal" style:font-style-asian="normal" style:font-weight-asian="normal"/>
    </style:style>
    <style:style style:name="T74" style:family="text">
      <style:text-properties fo:color="#941290" style:font-name="JetBrains Mono" fo:font-size="13.5pt" fo:font-style="normal" fo:font-weight="normal" style:font-size-asian="13.5pt" style:font-style-asian="normal" style:font-weight-asian="normal"/>
    </style:style>
    <style:style style:name="T75" style:family="text">
      <style:text-properties fo:color="#941290" style:font-name="JetBrains Mono" fo:font-style="normal" fo:font-weight="normal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!!</text:span><text:span text:style-name="T8">Program.cs (A)</text:span></text:p>
      <text:p text:style-name="P1"><text:span text:style-name="T7">using </text:span><text:span text:style-name="T13">Ex3Lib</text:span><text:span text:style-name="T25">;</text:span><text:line-break/><text:line-break/><text:span text:style-name="T7">namespace </text:span><text:span text:style-name="T13">Ex3App</text:span><text:span text:style-name="T25">;</text:span><text:line-break/><text:line-break/><text:span text:style-name="T7">public class </text:span><text:span text:style-name="T32">Program</text:span><text:line-break/><text:span text:style-name="T25">{</text:span><text:line-break/><text:span text:style-name="T25"> <text:s text:c="3"/></text:span><text:span text:style-name="T7">static int </text:span><text:span text:style-name="T37">ReadInt</text:span><text:span text:style-name="T25">(</text:span><text:span text:style-name="T7">string </text:span><text:span text:style-name="T45">message</text:span><text:span text:style-name="T25">, </text:span><text:span text:style-name="T7">int </text:span><text:span text:style-name="T45">start</text:span><text:span text:style-name="T25">, </text:span><text:span text:style-name="T7">int </text:span><text:span text:style-name="T45">end</text:span><text:span text:style-name="T25">)</text:span><text:line-break/><text:span text:style-name="T25"> <text:s text:c="3"/>{</text:span><text:line-break/><text:span text:style-name="T25"> <text:s text:c="7"/></text:span><text:span text:style-name="T7">bool </text:span><text:span text:style-name="T45">ok </text:span><text:span text:style-name="T27">= </text:span><text:span text:style-name="T7">false</text:span><text:span text:style-name="T25">;</text:span><text:line-break/><text:span text:style-name="T25"> <text:s text:c="7"/></text:span><text:span text:style-name="T7">int </text:span><text:span text:style-name="T45">result </text:span><text:span text:style-name="T27">= </text:span><text:span text:style-name="T45">start </text:span><text:span text:style-name="T27">- </text:span><text:span text:style-name="T50">1</text:span><text:span text:style-name="T25">;</text:span><text:line-break/><text:span text:style-name="T25"> <text:s text:c="7"/></text:span><text:span text:style-name="T7">while </text:span><text:span text:style-name="T25">(</text:span><text:span text:style-name="T40">!</text:span><text:span text:style-name="T25">(</text:span><text:span text:style-name="T45">ok </text:span><text:span text:style-name="T27">&amp;&amp; </text:span><text:span text:style-name="T45">result </text:span><text:span text:style-name="T27">&gt;= </text:span><text:span text:style-name="T45">start </text:span><text:span text:style-name="T27">&amp;&amp; </text:span><text:span text:style-name="T45">result </text:span><text:span text:style-name="T27">&lt;= </text:span><text:span text:style-name="T45">end</text:span><text:span text:style-name="T25">))</text:span><text:line-break/><text:span text:style-name="T25"> <text:s text:c="7"/>{</text:span><text:line-break/><text:span text:style-name="T25"> <text:s text:c="11"/></text:span><text:span text:style-name="T32">Console</text:span><text:span text:style-name="T25">.</text:span><text:span text:style-name="T37">Write</text:span><text:span text:style-name="T25">(</text:span><text:span text:style-name="T45">message</text:span><text:span text:style-name="T25">);</text:span><text:line-break/><text:span text:style-name="T25"> <text:s text:c="11"/></text:span><text:span text:style-name="T45">ok </text:span><text:span text:style-name="T27">= </text:span><text:span text:style-name="T7">int</text:span><text:span text:style-name="T25">.</text:span><text:span text:style-name="T37">TryParse</text:span><text:span text:style-name="T25">(</text:span><text:span text:style-name="T32">Console</text:span><text:span text:style-name="T25">.</text:span><text:span text:style-name="T37">ReadLine</text:span><text:span text:style-name="T25">(), </text:span><text:span text:style-name="T7">out </text:span><text:span text:style-name="T45">result</text:span><text:span text:style-name="T25">);</text:span><text:line-break/><text:span text:style-name="T25"> <text:s text:c="7"/>}</text:span><text:line-break/><text:line-break/><text:span text:style-name="T25"> <text:s text:c="7"/></text:span><text:span text:style-name="T7">return </text:span><text:span text:style-name="T45">result</text:span><text:span text:style-name="T25">;</text:span><text:line-break/><text:span text:style-name="T25"> <text:s text:c="3"/>}</text:span><text:line-break/><text:line-break/><text:span text:style-name="T25"> <text:s text:c="3"/></text:span><text:span text:style-name="T7">static void </text:span><text:span text:style-name="T37">Main</text:span><text:span text:style-name="T25">(</text:span><text:span text:style-name="T7">string</text:span><text:span text:style-name="T25">[] </text:span><text:span text:style-name="T58">args</text:span><text:span text:style-name="T25">)</text:span><text:line-break/><text:span text:style-name="T25"> <text:s text:c="3"/>{</text:span><text:line-break/><text:span text:style-name="T25"> <text:s text:c="7"/></text:span><text:span text:style-name="T7">int </text:span><text:span text:style-name="T45">nFaces </text:span><text:span text:style-name="T27">= </text:span><text:span text:style-name="T37">ReadInt</text:span><text:span text:style-name="T25">(</text:span><text:span text:style-name="T64">"Entrez le nombre de faces du dé, entre 2 et 120 inclusivement: "</text:span><text:span text:style-name="T25">, </text:span><text:span text:style-name="T50">2</text:span><text:span text:style-name="T25">, </text:span><text:span text:style-name="T50">120</text:span><text:span text:style-name="T25">);</text:span><text:line-break/><text:span text:style-name="T25"> <text:s text:c="7"/></text:span><text:line-break/><text:span text:style-name="T25"> <text:s text:c="7"/></text:span><text:span text:style-name="T32">Dice </text:span><text:span text:style-name="T45">dice </text:span><text:span text:style-name="T27">= </text:span><text:span text:style-name="T7">new </text:span><text:span text:style-name="T32">Dice</text:span><text:span text:style-name="T25">(</text:span><text:span text:style-name="T45">nFaces</text:span><text:span text:style-name="T25">);</text:span><text:line-break/><text:span text:style-name="T25"> <text:s text:c="7"/></text:span><text:span text:style-name="T45">dice</text:span><text:span text:style-name="T25">.</text:span><text:span text:style-name="T37">Throw</text:span><text:span text:style-name="T25">();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45">dice</text:span><text:span text:style-name="T25">.</text:span><text:span text:style-name="T68">Number</text:span><text:span text:style-name="T25">);</text:span><text:line-break/><text:span text:style-name="T25"> <text:s text:c="7"/></text:span><text:span text:style-name="T7">int </text:span><text:span text:style-name="T45">guess </text:span><text:span text:style-name="T27">= </text:span><text:span text:style-name="T50">0</text:span><text:span text:style-name="T25">;</text:span><text:line-break/><text:span text:style-name="T25"> <text:s text:c="7"/></text:span><text:span text:style-name="T7">while </text:span><text:span text:style-name="T25">(</text:span><text:span text:style-name="T45">guess </text:span><text:span text:style-name="T27">!= </text:span><text:span text:style-name="T45">dice</text:span><text:span text:style-name="T25">.</text:span><text:span text:style-name="T68">Number</text:span><text:span text:style-name="T25">)</text:span><text:line-break/><text:span text:style-name="T25"> <text:s text:c="7"/>{</text:span><text:line-break/><text:span text:style-name="T25"> <text:s text:c="11"/></text:span><text:span text:style-name="T45">guess </text:span><text:span text:style-name="T27">= </text:span><text:span text:style-name="T37">ReadInt</text:span><text:span text:style-name="T25">(</text:span><text:span text:style-name="T64">$"Devinez un nombre entre 1 et {</text:span><text:span text:style-name="T45">nFaces</text:span><text:span text:style-name="T64">} inclusivement: "</text:span><text:span text:style-name="T25">, </text:span><text:span text:style-name="T50">1</text:span><text:span text:style-name="T25">, </text:span><text:span text:style-name="T45">nFaces</text:span><text:span text:style-name="T25">);</text:span><text:line-break/><text:span text:style-name="T25"> <text:s text:c="11"/></text:span><text:span text:style-name="T7">if </text:span><text:span text:style-name="T25">(</text:span><text:span text:style-name="T45">guess </text:span><text:span text:style-name="T27">&lt; </text:span><text:span text:style-name="T45">dice</text:span><text:span text:style-name="T25">.</text:span><text:span text:style-name="T68">Number</text:span><text:span text:style-name="T25">)</text:span><text:line-break/><text:span text:style-name="T25"> <text:s text:c="11"/>{</text:span><text:line-break/><text:span text:style-name="T25"> <text:s text:c="15"/></text:span><text:span text:style-name="T32">Console</text:span><text:span text:style-name="T25">.</text:span><text:span text:style-name="T37">WriteLine</text:span><text:span text:style-name="T25">(</text:span><text:span text:style-name="T64">"Trop bas!"</text:span><text:span text:style-name="T25">);</text:span><text:line-break/><text:span text:style-name="T25"> <text:s text:c="11"/>}</text:span><text:line-break/><text:span text:style-name="T25"> <text:s text:c="11"/></text:span><text:span text:style-name="T7">if </text:span><text:span text:style-name="T25">(</text:span><text:span text:style-name="T45">guess </text:span><text:span text:style-name="T27">&gt; </text:span><text:span text:style-name="T45">dice</text:span><text:span text:style-name="T25">.</text:span><text:span text:style-name="T68">Number</text:span><text:span text:style-name="T25">)</text:span><text:line-break/><text:span text:style-name="T25"> <text:s text:c="11"/>{</text:span><text:line-break/><text:span text:style-name="T25"> <text:s text:c="15"/></text:span><text:span text:style-name="T32">Console</text:span><text:span text:style-name="T25">.</text:span><text:span text:style-name="T37">WriteLine</text:span><text:span text:style-name="T25">(</text:span><text:span text:style-name="T64">"Trop haut!"</text:span><text:span text:style-name="T25">);</text:span><text:line-break/><text:span text:style-name="T25"> <text:s text:c="11"/>}</text:span><text:line-break/><text:span text:style-name="T25"> <text:s text:c="7"/>}</text:span><text:line-break/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64">"Bravo!"</text:span><text:span text:style-name="T25">);</text:span><text:line-break/><text:span text:style-name="T25"> <text:s text:c="3"/>}</text:span><text:line-break/><text:span text:style-name="T25">}</text:span></text:p>
      <text:p text:style-name="P1"><text:span text:style-name="T25"/></text:p>
      <text:p text:style-name="P5"><text:span text:style-name="T7">!!</text:span><text:span text:style-name="T8">Program.cs (B)</text:span></text:p>
      <text:p text:style-name="P2"><text:span text:style-name="T8">using </text:span><text:span text:style-name="T13">Ex3Lib</text:span><text:span text:style-name="T25">;</text:span><text:line-break/><text:line-break/><text:span text:style-name="T7">namespace </text:span><text:span text:style-name="T13">Ex3App2</text:span><text:span text:style-name="T25">;</text:span><text:line-break/><text:line-break/><text:span text:style-name="T7">public class </text:span><text:span text:style-name="T32">Program</text:span><text:line-break/><text:span text:style-name="T26">{</text:span><text:line-break/><text:line-break/><text:span text:style-name="T25"> <text:s text:c="3"/></text:span><text:span text:style-name="T7">static void </text:span><text:span text:style-name="T37">Main</text:span><text:span text:style-name="T25">(</text:span><text:span text:style-name="T7">string</text:span><text:span text:style-name="T25">[] </text:span><text:span text:style-name="T58">args</text:span><text:span text:style-name="T25">)</text:span><text:line-break/><text:span text:style-name="T25"> <text:s text:c="3"/>{</text:span><text:line-break/><text:span text:style-name="T25"> <text:s text:c="7"/></text:span><text:span text:style-name="T71">// tableaux</text:span><text:line-break/><text:soft-page-break/><text:span text:style-name="T71"> <text:s text:c="7"/></text:span><text:span text:style-name="T32">Console</text:span><text:span text:style-name="T25">.</text:span><text:span text:style-name="T37">WriteLine</text:span><text:span text:style-name="T25">(</text:span><text:span text:style-name="T64">"Tableaux"</text:span><text:span text:style-name="T25">);</text:span><text:line-break/><text:span text:style-name="T25"> <text:s text:c="7"/></text:span><text:span text:style-name="T32">Dice</text:span><text:span text:style-name="T25">[] </text:span><text:span text:style-name="T45">diceArray </text:span><text:span text:style-name="T27">= </text:span><text:span text:style-name="T58">new Dice</text:span><text:span text:style-name="T59">[] </text:span><text:span text:style-name="T25">{ </text:span><text:span text:style-name="T7">new </text:span><text:span text:style-name="T58">Dice</text:span><text:span text:style-name="T25">(</text:span><text:span text:style-name="T50">6</text:span><text:span text:style-name="T25">), </text:span><text:span text:style-name="T7">new </text:span><text:span text:style-name="T58">Dice</text:span><text:span text:style-name="T25">(</text:span><text:span text:style-name="T50">6</text:span><text:span text:style-name="T25">), </text:span><text:span text:style-name="T7">new </text:span><text:span text:style-name="T58">Dice</text:span><text:span text:style-name="T25">(</text:span><text:span text:style-name="T50">6</text:span><text:span text:style-name="T25">) };</text:span><text:line-break/><text:span text:style-name="T25"> <text:s text:c="7"/></text:span><text:span text:style-name="T7">foreach </text:span><text:span text:style-name="T25">(</text:span><text:span text:style-name="T32">Dice </text:span><text:span text:style-name="T45">dice </text:span><text:span text:style-name="T7">in </text:span><text:span text:style-name="T45">diceArray</text:span><text:span text:style-name="T25">)</text:span><text:line-break/><text:span text:style-name="T25"> <text:s text:c="7"/>{</text:span><text:line-break/><text:span text:style-name="T25"> <text:s text:c="11"/></text:span><text:span text:style-name="T45">dice</text:span><text:span text:style-name="T25">.</text:span><text:span text:style-name="T37">Throw</text:span><text:span text:style-name="T25">();</text:span><text:line-break/><text:span text:style-name="T25"> <text:s text:c="7"/>}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32">String</text:span><text:span text:style-name="T25">.</text:span><text:span text:style-name="T37">Join</text:span><text:span text:style-name="T27">&lt;</text:span><text:span text:style-name="T32">Dice</text:span><text:span text:style-name="T27">&gt;</text:span><text:span text:style-name="T25">(</text:span><text:span text:style-name="T64">" "</text:span><text:span text:style-name="T25">, <text:s/></text:span><text:span text:style-name="T45">diceArray</text:span><text:span text:style-name="T25">));</text:span><text:line-break/><text:span text:style-name="T25"> <text:s text:c="7"/></text:span><text:span text:style-name="T71">//fin .1</text:span><text:line-break/><text:span text:style-name="T71"> <text:s text:c="7"/></text:span><text:span text:style-name="T32">DiceArray </text:span><text:span text:style-name="T45">array </text:span><text:span text:style-name="T27">= </text:span><text:span text:style-name="T7">new </text:span><text:span text:style-name="T32">DiceArray</text:span><text:span text:style-name="T25">(</text:span><text:span text:style-name="T50">3</text:span><text:span text:style-name="T25">, </text:span><text:span text:style-name="T50">6</text:span><text:span text:style-name="T25">);</text:span><text:line-break/><text:span text:style-name="T25"> <text:s text:c="7"/></text:span><text:span text:style-name="T45">array</text:span><text:span text:style-name="T25">.</text:span><text:span text:style-name="T37">Throw</text:span><text:span text:style-name="T25">();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45">array</text:span><text:span text:style-name="T25">);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64">$"Total = {</text:span><text:span text:style-name="T45">array</text:span><text:span text:style-name="T25">.</text:span><text:span text:style-name="T37">Total</text:span><text:span text:style-name="T25">()</text:span><text:span text:style-name="T64">}"</text:span><text:span text:style-name="T25">);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64">$"Min = {</text:span><text:span text:style-name="T45">array</text:span><text:span text:style-name="T25">.</text:span><text:span text:style-name="T37">Min</text:span><text:span text:style-name="T25">()</text:span><text:span text:style-name="T64">}"</text:span><text:span text:style-name="T25">);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64">$"Max = {</text:span><text:span text:style-name="T45">array</text:span><text:span text:style-name="T25">.</text:span><text:span text:style-name="T37">Max</text:span><text:span text:style-name="T25">()</text:span><text:span text:style-name="T64">}"</text:span><text:span text:style-name="T25">);</text:span><text:line-break/><text:span text:style-name="T25"> <text:s text:c="7"/></text:span><text:line-break/><text:span text:style-name="T25"> <text:s text:c="7"/></text:span><text:span text:style-name="T71">// listes</text:span><text:line-break/><text:span text:style-name="T71"> <text:s text:c="7"/></text:span><text:span text:style-name="T32">Console</text:span><text:span text:style-name="T25">.</text:span><text:span text:style-name="T37">WriteLine</text:span><text:span text:style-name="T25">(</text:span><text:span text:style-name="T64">"Listes"</text:span><text:span text:style-name="T25">);</text:span><text:line-break/><text:span text:style-name="T25"> <text:s text:c="7"/></text:span><text:span text:style-name="T32">List</text:span><text:span text:style-name="T27">&lt;</text:span><text:span text:style-name="T32">Dice</text:span><text:span text:style-name="T27">&gt; </text:span><text:span text:style-name="T45">diceList </text:span><text:span text:style-name="T27">= </text:span><text:span text:style-name="T7">new </text:span><text:span text:style-name="T32">List</text:span><text:span text:style-name="T27">&lt;</text:span><text:span text:style-name="T32">Dice</text:span><text:span text:style-name="T27">&gt; </text:span><text:span text:style-name="T25">{ </text:span><text:span text:style-name="T7">new </text:span><text:span text:style-name="T58">Dice</text:span><text:span text:style-name="T25">(</text:span><text:span text:style-name="T50">12</text:span><text:span text:style-name="T25">), </text:span><text:span text:style-name="T7">new </text:span><text:span text:style-name="T58">Dice</text:span><text:span text:style-name="T25">(</text:span><text:span text:style-name="T50">12</text:span><text:span text:style-name="T25">), </text:span><text:span text:style-name="T7">new </text:span><text:span text:style-name="T58">Dice</text:span><text:span text:style-name="T25">(</text:span><text:span text:style-name="T50">12</text:span><text:span text:style-name="T25">) };</text:span><text:line-break/><text:span text:style-name="T25"> <text:s text:c="7"/></text:span><text:span text:style-name="T7">foreach </text:span><text:span text:style-name="T25">(</text:span><text:span text:style-name="T32">Dice </text:span><text:span text:style-name="T45">dice </text:span><text:span text:style-name="T7">in </text:span><text:span text:style-name="T45">diceList</text:span><text:span text:style-name="T25">)</text:span><text:line-break/><text:span text:style-name="T25"> <text:s text:c="7"/>{</text:span><text:line-break/><text:span text:style-name="T25"> <text:s text:c="11"/></text:span><text:span text:style-name="T45">dice</text:span><text:span text:style-name="T25">.</text:span><text:span text:style-name="T37">Throw</text:span><text:span text:style-name="T25">();</text:span><text:line-break/><text:span text:style-name="T25"> <text:s text:c="7"/>}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32">String</text:span><text:span text:style-name="T25">.</text:span><text:span text:style-name="T37">Join</text:span><text:span text:style-name="T58">&lt;Dice&gt;</text:span><text:span text:style-name="T25">(</text:span><text:span text:style-name="T64">" "</text:span><text:span text:style-name="T25">, <text:s/></text:span><text:span text:style-name="T45">diceList</text:span><text:span text:style-name="T25">));</text:span><text:line-break/><text:line-break/><text:span text:style-name="T25"> <text:s text:c="7"/></text:span><text:span text:style-name="T32">DiceList </text:span><text:span text:style-name="T45">list </text:span><text:span text:style-name="T27">= </text:span><text:span text:style-name="T7">new </text:span><text:span text:style-name="T32">DiceList</text:span><text:span text:style-name="T25">(</text:span><text:span text:style-name="T50">3</text:span><text:span text:style-name="T25">, </text:span><text:span text:style-name="T50">12</text:span><text:span text:style-name="T25">);</text:span><text:line-break/><text:span text:style-name="T25"> <text:s text:c="7"/></text:span><text:span text:style-name="T45">list</text:span><text:span text:style-name="T25">.</text:span><text:span text:style-name="T37">Throw</text:span><text:span text:style-name="T25">();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45">list</text:span><text:span text:style-name="T25">);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64">$"Total = {</text:span><text:span text:style-name="T45">list</text:span><text:span text:style-name="T25">.</text:span><text:span text:style-name="T37">Total</text:span><text:span text:style-name="T25">()</text:span><text:span text:style-name="T64">}"</text:span><text:span text:style-name="T25">);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64">$"Min = {</text:span><text:span text:style-name="T45">list</text:span><text:span text:style-name="T25">.</text:span><text:span text:style-name="T37">Min</text:span><text:span text:style-name="T25">()</text:span><text:span text:style-name="T64">}"</text:span><text:span text:style-name="T25">);</text:span><text:line-break/><text:span text:style-name="T25"> <text:s text:c="7"/></text:span><text:span text:style-name="T32">Console</text:span><text:span text:style-name="T25">.</text:span><text:span text:style-name="T37">WriteLine</text:span><text:span text:style-name="T25">(</text:span><text:span text:style-name="T64">$"Max = {</text:span><text:span text:style-name="T45">list</text:span><text:span text:style-name="T25">.</text:span><text:span text:style-name="T37">Max</text:span><text:span text:style-name="T25">()</text:span><text:span text:style-name="T64">}"</text:span><text:span text:style-name="T25">);</text:span><text:line-break/><text:span text:style-name="T25"> <text:s text:c="3"/>}</text:span><text:line-break/><text:span text:style-name="T26">}</text:span></text:p>
      <text:p text:style-name="P2"><text:span text:style-name="T26"/></text:p>
      <text:p text:style-name="P4"><text:span text:style-name="T7">!!Class DICE</text:span></text:p>
      <text:p text:style-name="P3"><text:span text:style-name="T7">namespace </text:span><text:span text:style-name="T13">Ex3Lib</text:span><text:span text:style-name="T25">;</text:span><text:line-break/><text:line-break/><text:span text:style-name="T7">public class </text:span><text:span text:style-name="T32">Dice</text:span><text:line-break/><text:span text:style-name="T26">{</text:span><text:line-break/><text:span text:style-name="T25"> <text:s text:c="3"/></text:span><text:span text:style-name="T7">private </text:span><text:span text:style-name="T32">Random </text:span><text:span text:style-name="T68">_random </text:span><text:span text:style-name="T27">= </text:span><text:span text:style-name="T7">new </text:span><text:span text:style-name="T58">Random</text:span><text:span text:style-name="T25">();</text:span><text:line-break/><text:span text:style-name="T25"> <text:s text:c="3"/></text:span><text:span text:style-name="T7">public int </text:span><text:span text:style-name="T68">NFaces </text:span><text:span text:style-name="T25">{ </text:span><text:span text:style-name="T37">get</text:span><text:span text:style-name="T25">; }</text:span><text:line-break/><text:line-break/><text:span text:style-name="T25"> <text:s text:c="3"/></text:span><text:span text:style-name="T7">public int </text:span><text:span text:style-name="T68">Number </text:span><text:span text:style-name="T25">{ </text:span><text:span text:style-name="T37">get</text:span><text:span text:style-name="T25">; </text:span><text:span text:style-name="T7">private </text:span><text:span text:style-name="T37">set</text:span><text:span text:style-name="T25">; }</text:span><text:line-break/><text:line-break/><text:span text:style-name="T25"> <text:s text:c="3"/></text:span><text:span text:style-name="T7">public </text:span><text:span text:style-name="T32">Dice</text:span><text:span text:style-name="T25">(</text:span><text:span text:style-name="T7">int </text:span><text:span text:style-name="T45">nFaces</text:span><text:span text:style-name="T25">)</text:span><text:line-break/><text:span text:style-name="T25"> <text:s text:c="3"/>{</text:span><text:line-break/><text:span text:style-name="T25"> <text:s text:c="7"/></text:span><text:span text:style-name="T7">if </text:span><text:span text:style-name="T25">(</text:span><text:span text:style-name="T45">nFaces </text:span><text:span text:style-name="T27">&lt; </text:span><text:span text:style-name="T50">2 </text:span><text:span text:style-name="T27">|| </text:span><text:span text:style-name="T45">nFaces </text:span><text:span text:style-name="T27">&gt; </text:span><text:span text:style-name="T50">120</text:span><text:span text:style-name="T25">)</text:span><text:line-break/><text:span text:style-name="T25"> <text:s text:c="7"/>{</text:span><text:line-break/><text:span text:style-name="T25"> <text:s text:c="11"/></text:span><text:span text:style-name="T7">throw new </text:span><text:span text:style-name="T32">ArgumentException</text:span><text:span text:style-name="T25">(</text:span><text:span text:style-name="T64">"The number of faces must be between 2 and 120 inclusive"</text:span><text:span text:style-name="T25">);</text:span><text:line-break/><text:span text:style-name="T25"> <text:s text:c="7"/>}</text:span><text:line-break/><text:span text:style-name="T25"> <text:s text:c="7"/></text:span><text:span text:style-name="T68">NFaces </text:span><text:span text:style-name="T27">= </text:span><text:span text:style-name="T45">nFaces</text:span><text:span text:style-name="T25">;</text:span><text:line-break/><text:span text:style-name="T25"> <text:s text:c="7"/></text:span><text:span text:style-name="T68">Number </text:span><text:span text:style-name="T27">= </text:span><text:span text:style-name="T50">1</text:span><text:span text:style-name="T25">;</text:span><text:line-break/><text:span text:style-name="T25"> <text:s text:c="3"/>}</text:span><text:line-break/><text:line-break/><text:span text:style-name="T25"> <text:s text:c="3"/></text:span><text:span text:style-name="T7">public void </text:span><text:span text:style-name="T37">Throw</text:span><text:span text:style-name="T25">()</text:span><text:line-break/><text:span text:style-name="T25"> <text:s text:c="3"/>{</text:span><text:line-break/><text:span text:style-name="T25"> <text:s text:c="7"/></text:span><text:span text:style-name="T68">Number </text:span><text:span text:style-name="T27">= </text:span><text:span text:style-name="T68">_random</text:span><text:span text:style-name="T25">.</text:span><text:span text:style-name="T37">Next</text:span><text:span text:style-name="T25">(</text:span><text:span text:style-name="T50">1</text:span><text:span text:style-name="T25">, </text:span><text:span text:style-name="T68">NFaces </text:span><text:span text:style-name="T27">+ </text:span><text:span text:style-name="T50">1</text:span><text:span text:style-name="T25">);</text:span><text:line-break/><text:soft-page-break/><text:span text:style-name="T25"> <text:s text:c="3"/>}</text:span><text:line-break/><text:line-break/><text:span text:style-name="T25"> <text:s text:c="3"/></text:span><text:span text:style-name="T7">public override bool </text:span><text:span text:style-name="T37">Equals</text:span><text:span text:style-name="T25">(</text:span><text:span text:style-name="T7">object</text:span><text:span text:style-name="T40">? </text:span><text:span text:style-name="T45">obj</text:span><text:span text:style-name="T25">)</text:span><text:line-break/><text:span text:style-name="T25"> <text:s text:c="3"/>{</text:span><text:line-break/><text:span text:style-name="T25"> <text:s text:c="7"/></text:span><text:span text:style-name="T7">if </text:span><text:span text:style-name="T25">(</text:span><text:span text:style-name="T45">obj </text:span><text:span text:style-name="T27">== </text:span><text:span text:style-name="T7">null </text:span><text:span text:style-name="T27">|| </text:span><text:span text:style-name="T58">this</text:span><text:span text:style-name="T59">.</text:span><text:span text:style-name="T37">GetType</text:span><text:span text:style-name="T25">() </text:span><text:span text:style-name="T37">!= </text:span><text:span text:style-name="T45">obj</text:span><text:span text:style-name="T25">.</text:span><text:span text:style-name="T37">GetType</text:span><text:span text:style-name="T25">())</text:span><text:line-break/><text:span text:style-name="T25"> <text:s text:c="7"/>{</text:span><text:line-break/><text:span text:style-name="T25"> <text:s text:c="11"/></text:span><text:span text:style-name="T7">return false</text:span><text:span text:style-name="T25">;</text:span><text:line-break/><text:span text:style-name="T25"> <text:s text:c="7"/>}</text:span><text:line-break/><text:line-break/><text:span text:style-name="T25"> <text:s text:c="7"/></text:span><text:span text:style-name="T32">Dice </text:span><text:span text:style-name="T45">other </text:span><text:span text:style-name="T27">= </text:span><text:span text:style-name="T25">(</text:span><text:span text:style-name="T32">Dice</text:span><text:span text:style-name="T25">)</text:span><text:span text:style-name="T45">obj</text:span><text:span text:style-name="T25">;</text:span><text:line-break/><text:span text:style-name="T25"> <text:s text:c="7"/></text:span><text:span text:style-name="T7">return </text:span><text:span text:style-name="T68">NFaces </text:span><text:span text:style-name="T27">== </text:span><text:span text:style-name="T45">other</text:span><text:span text:style-name="T25">.</text:span><text:span text:style-name="T68">NFaces </text:span><text:span text:style-name="T27">&amp;&amp; </text:span><text:span text:style-name="T68">Number </text:span><text:span text:style-name="T27">== </text:span><text:span text:style-name="T45">other</text:span><text:span text:style-name="T25">.</text:span><text:span text:style-name="T68">Number</text:span><text:span text:style-name="T25">;</text:span><text:line-break/><text:span text:style-name="T25"> <text:s text:c="7"/></text:span><text:span text:style-name="T71">// return Number.GetHashCode(); // Optionel</text:span><text:line-break/><text:span text:style-name="T71"> <text:s text:c="3"/></text:span><text:span text:style-name="T25">}</text:span><text:line-break/><text:line-break/><text:span text:style-name="T25"> <text:s text:c="3"/></text:span><text:span text:style-name="T7">public override int </text:span><text:span text:style-name="T37">GetHashCode</text:span><text:span text:style-name="T25">()</text:span><text:line-break/><text:span text:style-name="T25"> <text:s text:c="3"/>{</text:span><text:line-break/><text:span text:style-name="T25"> <text:s text:c="7"/></text:span><text:span text:style-name="T7">return </text:span><text:span text:style-name="T73">HashCode</text:span><text:span text:style-name="T25">.</text:span><text:span text:style-name="T37">Combine</text:span><text:span text:style-name="T25">(</text:span><text:span text:style-name="T68">NFaces</text:span><text:span text:style-name="T25">, </text:span><text:span text:style-name="T68">Number</text:span><text:span text:style-name="T25">);</text:span><text:line-break/><text:span text:style-name="T25"> <text:s text:c="3"/>}</text:span><text:line-break/><text:line-break/><text:span text:style-name="T25"> <text:s text:c="3"/></text:span><text:span text:style-name="T7">public override string </text:span><text:span text:style-name="T37">ToString</text:span><text:span text:style-name="T25">()</text:span><text:line-break/><text:span text:style-name="T25"> <text:s text:c="3"/>{</text:span><text:line-break/><text:span text:style-name="T25"> <text:s text:c="7"/></text:span><text:span text:style-name="T7">if </text:span><text:span text:style-name="T25">(</text:span><text:span text:style-name="T68">NFaces </text:span><text:span text:style-name="T27">== </text:span><text:span text:style-name="T50">6</text:span><text:span text:style-name="T25">)</text:span><text:line-break/><text:span text:style-name="T25"> <text:s text:c="7"/>{</text:span><text:line-break/><text:span text:style-name="T25"> <text:s text:c="11"/></text:span><text:span text:style-name="T7">char </text:span><text:span text:style-name="T45">c </text:span><text:span text:style-name="T27">= </text:span><text:span text:style-name="T25">(</text:span><text:span text:style-name="T7">char</text:span><text:span text:style-name="T25">) (</text:span><text:span text:style-name="T68">Number </text:span><text:span text:style-name="T27">- </text:span><text:span text:style-name="T50">1 </text:span><text:span text:style-name="T27">+ </text:span><text:span text:style-name="T64">'</text:span><text:span text:style-name="T75">\u2680</text:span><text:span text:style-name="T64">'</text:span><text:span text:style-name="T25">); </text:span><text:span text:style-name="T71">// \u=encodage d'une valeur unicode (hexdecimal)</text:span><text:line-break/><text:span text:style-name="T71"> <text:s text:c="11"/></text:span><text:span text:style-name="T7">return </text:span><text:span text:style-name="T45">c</text:span><text:span text:style-name="T25">.</text:span><text:span text:style-name="T37">ToString</text:span><text:span text:style-name="T25">(); </text:span><text:span text:style-name="T71">// Ont retroune un toString</text:span><text:line-break/><text:span text:style-name="T71"> <text:s text:c="7"/></text:span><text:span text:style-name="T25">}</text:span><text:line-break/><text:span text:style-name="T25"> <text:s text:c="7"/></text:span><text:span text:style-name="T7">return </text:span><text:span text:style-name="T68">Number</text:span><text:span text:style-name="T25">.</text:span><text:span text:style-name="T37">ToString</text:span><text:span text:style-name="T25">();</text:span><text:line-break/><text:span text:style-name="T25"> <text:s text:c="3"/>}</text:span><text:line-break/><text:span text:style-name="T26">}</text:span></text:p>
      <text:p text:style-name="P3"><text:span text:style-name="T26"/></text:p>
      <text:p text:style-name="P4"><text:span text:style-name="T7">!!Class DICEARRAY</text:span></text:p>
      <text:p text:style-name="P3"><text:span text:style-name="T58">using System</text:span><text:span text:style-name="T59">.</text:span><text:span text:style-name="T58">Data</text:span><text:span text:style-name="T59">;</text:span><text:line-break/><text:line-break/><text:span text:style-name="T7">namespace </text:span><text:span text:style-name="T13">Ex3Lib</text:span><text:span text:style-name="T25">;</text:span><text:line-break/><text:line-break/><text:span text:style-name="T7">public class </text:span><text:span text:style-name="T32">DiceArray</text:span><text:line-break/><text:span text:style-name="T26">{</text:span><text:line-break/><text:span text:style-name="T25"> <text:s text:c="3"/></text:span><text:span text:style-name="T7">public </text:span><text:span text:style-name="T32">Dice</text:span><text:span text:style-name="T25">[] </text:span><text:span text:style-name="T68">Array </text:span><text:span text:style-name="T25">{ </text:span><text:span text:style-name="T37">get</text:span><text:span text:style-name="T25">; </text:span><text:span text:style-name="T58">private set</text:span><text:span text:style-name="T59">; </text:span><text:span text:style-name="T25">}</text:span><text:line-break/><text:line-break/><text:span text:style-name="T25"> <text:s text:c="3"/></text:span><text:span text:style-name="T7">public </text:span><text:span text:style-name="T32">DiceArray</text:span><text:span text:style-name="T25">(</text:span><text:span text:style-name="T7">int </text:span><text:span text:style-name="T45">length</text:span><text:span text:style-name="T25">, </text:span><text:span text:style-name="T7">int </text:span><text:span text:style-name="T45">nFaces</text:span><text:span text:style-name="T25">)</text:span><text:line-break/><text:span text:style-name="T25"> <text:s text:c="3"/>{</text:span><text:line-break/><text:span text:style-name="T25"> <text:s text:c="7"/></text:span><text:span text:style-name="T68">Array </text:span><text:span text:style-name="T27">= </text:span><text:span text:style-name="T7">new </text:span><text:span text:style-name="T32">Dice</text:span><text:span text:style-name="T25">[</text:span><text:span text:style-name="T45">length</text:span><text:span text:style-name="T25">];</text:span><text:line-break/><text:span text:style-name="T25"> <text:s text:c="7"/></text:span><text:span text:style-name="T7">for </text:span><text:span text:style-name="T25">(</text:span><text:span text:style-name="T7">int </text:span><text:span text:style-name="T45">i </text:span><text:span text:style-name="T27">= </text:span><text:span text:style-name="T50">0</text:span><text:span text:style-name="T25">; </text:span><text:span text:style-name="T45">i </text:span><text:span text:style-name="T27">&lt; </text:span><text:span text:style-name="T68">Array</text:span><text:span text:style-name="T25">.</text:span><text:span text:style-name="T68">Length</text:span><text:span text:style-name="T25">; </text:span><text:span text:style-name="T45">i</text:span><text:span text:style-name="T27">++</text:span><text:span text:style-name="T25">)</text:span><text:line-break/><text:span text:style-name="T25"> <text:s text:c="7"/>{</text:span><text:line-break/><text:span text:style-name="T25"> <text:s text:c="11"/></text:span><text:span text:style-name="T68">Array</text:span><text:span text:style-name="T25">[</text:span><text:span text:style-name="T45">i</text:span><text:span text:style-name="T25">] </text:span><text:span text:style-name="T27">= </text:span><text:span text:style-name="T7">new </text:span><text:span text:style-name="T32">Dice</text:span><text:span text:style-name="T25">(</text:span><text:span text:style-name="T45">nFaces</text:span><text:span text:style-name="T25">);</text:span><text:line-break/><text:span text:style-name="T25"> <text:s text:c="7"/>}</text:span><text:line-break/><text:span text:style-name="T25"> <text:s text:c="3"/>}</text:span><text:line-break/><text:line-break/><text:span text:style-name="T25"> <text:s text:c="3"/></text:span><text:span text:style-name="T7">public void </text:span><text:span text:style-name="T37">Throw</text:span><text:span text:style-name="T25">()</text:span><text:line-break/><text:span text:style-name="T25"> <text:s text:c="3"/>{</text:span><text:line-break/><text:span text:style-name="T25"> <text:s text:c="7"/></text:span><text:span text:style-name="T7">foreach </text:span><text:span text:style-name="T25">(</text:span><text:span text:style-name="T32">Dice </text:span><text:span text:style-name="T45">dice </text:span><text:span text:style-name="T7">in </text:span><text:span text:style-name="T68">Array</text:span><text:span text:style-name="T25">)</text:span><text:line-break/><text:span text:style-name="T25"> <text:s text:c="7"/>{</text:span><text:line-break/><text:span text:style-name="T25"> <text:s text:c="11"/></text:span><text:span text:style-name="T45">dice</text:span><text:span text:style-name="T25">.</text:span><text:span text:style-name="T37">Throw</text:span><text:span text:style-name="T25">();</text:span><text:line-break/><text:span text:style-name="T25"> <text:s text:c="7"/>}</text:span><text:line-break/><text:span text:style-name="T25"> <text:s text:c="3"/>}</text:span><text:line-break/><text:line-break/><text:soft-page-break/><text:span text:style-name="T25"> <text:s text:c="2"/></text:span><text:line-break/><text:span text:style-name="T25"> <text:s text:c="3"/></text:span><text:span text:style-name="T7">public int </text:span><text:span text:style-name="T37">Total</text:span><text:span text:style-name="T25">()</text:span><text:line-break/><text:span text:style-name="T25"> <text:s text:c="3"/>{</text:span><text:line-break/><text:span text:style-name="T25"> <text:s text:c="7"/></text:span><text:span text:style-name="T7">int </text:span><text:span text:style-name="T45">total </text:span><text:span text:style-name="T27">= </text:span><text:span text:style-name="T50">0</text:span><text:span text:style-name="T25">;</text:span><text:line-break/><text:span text:style-name="T25"> <text:s text:c="7"/></text:span><text:span text:style-name="T7">foreach </text:span><text:span text:style-name="T25">(</text:span><text:span text:style-name="T32">Dice </text:span><text:span text:style-name="T45">dice </text:span><text:span text:style-name="T7">in </text:span><text:span text:style-name="T68">Array</text:span><text:span text:style-name="T25">)</text:span><text:line-break/><text:span text:style-name="T25"> <text:s text:c="7"/>{</text:span><text:line-break/><text:span text:style-name="T25"> <text:s text:c="11"/></text:span><text:span text:style-name="T45">total </text:span><text:span text:style-name="T27">+= </text:span><text:span text:style-name="T45">dice</text:span><text:span text:style-name="T25">.</text:span><text:span text:style-name="T68">Number</text:span><text:span text:style-name="T25">;</text:span><text:line-break/><text:span text:style-name="T25"> <text:s text:c="7"/>}</text:span><text:line-break/><text:line-break/><text:span text:style-name="T25"> <text:s text:c="7"/></text:span><text:span text:style-name="T7">return </text:span><text:span text:style-name="T45">total</text:span><text:span text:style-name="T25">;</text:span><text:line-break/><text:span text:style-name="T25"> <text:s text:c="3"/>}</text:span><text:line-break/><text:line-break/><text:span text:style-name="T25"> <text:s text:c="3"/></text:span><text:span text:style-name="T7">public int </text:span><text:span text:style-name="T37">Min</text:span><text:span text:style-name="T25">()</text:span><text:line-break/><text:span text:style-name="T25"> <text:s text:c="3"/>{</text:span><text:line-break/><text:span text:style-name="T25"> <text:s text:c="7"/></text:span><text:span text:style-name="T7">int </text:span><text:span text:style-name="T45">min </text:span><text:span text:style-name="T27">= </text:span><text:span text:style-name="T68">Array</text:span><text:span text:style-name="T25">[</text:span><text:span text:style-name="T50">0</text:span><text:span text:style-name="T25">].</text:span><text:span text:style-name="T68">Number</text:span><text:span text:style-name="T25">;</text:span><text:line-break/><text:span text:style-name="T25"> <text:s text:c="7"/></text:span><text:span text:style-name="T7">for </text:span><text:span text:style-name="T25">(</text:span><text:span text:style-name="T7">int </text:span><text:span text:style-name="T45">i </text:span><text:span text:style-name="T27">= </text:span><text:span text:style-name="T50">1</text:span><text:span text:style-name="T25">; </text:span><text:span text:style-name="T45">i </text:span><text:span text:style-name="T27">&lt; </text:span><text:span text:style-name="T68">Array</text:span><text:span text:style-name="T25">.</text:span><text:span text:style-name="T68">Length</text:span><text:span text:style-name="T25">; </text:span><text:span text:style-name="T45">i</text:span><text:span text:style-name="T27">++</text:span><text:span text:style-name="T25">)</text:span><text:line-break/><text:span text:style-name="T25"> <text:s text:c="7"/>{</text:span><text:line-break/><text:span text:style-name="T25"> <text:s text:c="11"/></text:span><text:span text:style-name="T7">if </text:span><text:span text:style-name="T25">(</text:span><text:span text:style-name="T68">Array</text:span><text:span text:style-name="T25">[</text:span><text:span text:style-name="T45">i</text:span><text:span text:style-name="T25">].</text:span><text:span text:style-name="T68">Number </text:span><text:span text:style-name="T27">&lt; </text:span><text:span text:style-name="T45">min</text:span><text:span text:style-name="T25">)</text:span><text:line-break/><text:span text:style-name="T25"> <text:s text:c="11"/>{</text:span><text:line-break/><text:span text:style-name="T25"> <text:s text:c="15"/></text:span><text:span text:style-name="T45">min </text:span><text:span text:style-name="T27">= </text:span><text:span text:style-name="T68">Array</text:span><text:span text:style-name="T25">[</text:span><text:span text:style-name="T45">i</text:span><text:span text:style-name="T25">].</text:span><text:span text:style-name="T68">Number</text:span><text:span text:style-name="T25">;</text:span><text:line-break/><text:span text:style-name="T25"> <text:s text:c="11"/>}</text:span><text:line-break/><text:span text:style-name="T25"> <text:s text:c="7"/>}</text:span><text:line-break/><text:line-break/><text:span text:style-name="T25"> <text:s text:c="7"/></text:span><text:span text:style-name="T7">return </text:span><text:span text:style-name="T45">min</text:span><text:span text:style-name="T25">;</text:span><text:line-break/><text:span text:style-name="T25"> <text:s text:c="3"/>}</text:span><text:line-break/><text:line-break/><text:span text:style-name="T25"> <text:s text:c="3"/></text:span><text:span text:style-name="T7">public int </text:span><text:span text:style-name="T37">Max</text:span><text:span text:style-name="T25">()</text:span><text:line-break/><text:span text:style-name="T25"> <text:s text:c="3"/>{</text:span><text:line-break/><text:span text:style-name="T25"> <text:s text:c="7"/></text:span><text:span text:style-name="T7">int </text:span><text:span text:style-name="T45">max </text:span><text:span text:style-name="T27">= </text:span><text:span text:style-name="T68">Array</text:span><text:span text:style-name="T25">[</text:span><text:span text:style-name="T50">0</text:span><text:span text:style-name="T25">].</text:span><text:span text:style-name="T68">Number</text:span><text:span text:style-name="T25">;</text:span><text:line-break/><text:span text:style-name="T25"> <text:s text:c="7"/></text:span><text:span text:style-name="T7">for </text:span><text:span text:style-name="T25">(</text:span><text:span text:style-name="T7">int </text:span><text:span text:style-name="T45">i </text:span><text:span text:style-name="T27">= </text:span><text:span text:style-name="T50">1</text:span><text:span text:style-name="T25">; </text:span><text:span text:style-name="T45">i </text:span><text:span text:style-name="T27">&lt; </text:span><text:span text:style-name="T68">Array</text:span><text:span text:style-name="T25">.</text:span><text:span text:style-name="T68">Length</text:span><text:span text:style-name="T25">; </text:span><text:span text:style-name="T45">i</text:span><text:span text:style-name="T27">++</text:span><text:span text:style-name="T25">)</text:span><text:line-break/><text:span text:style-name="T25"> <text:s text:c="7"/>{</text:span><text:line-break/><text:span text:style-name="T25"> <text:s text:c="11"/></text:span><text:span text:style-name="T7">if </text:span><text:span text:style-name="T25">(</text:span><text:span text:style-name="T68">Array</text:span><text:span text:style-name="T25">[</text:span><text:span text:style-name="T45">i</text:span><text:span text:style-name="T25">].</text:span><text:span text:style-name="T68">Number </text:span><text:span text:style-name="T27">&gt; </text:span><text:span text:style-name="T45">max</text:span><text:span text:style-name="T25">)</text:span><text:line-break/><text:span text:style-name="T25"> <text:s text:c="11"/>{</text:span><text:line-break/><text:span text:style-name="T25"> <text:s text:c="15"/></text:span><text:span text:style-name="T45">max </text:span><text:span text:style-name="T27">= </text:span><text:span text:style-name="T68">Array</text:span><text:span text:style-name="T25">[</text:span><text:span text:style-name="T45">i</text:span><text:span text:style-name="T25">].</text:span><text:span text:style-name="T68">Number</text:span><text:span text:style-name="T25">;</text:span><text:line-break/><text:span text:style-name="T25"> <text:s text:c="11"/>}</text:span><text:line-break/><text:span text:style-name="T25"> <text:s text:c="7"/>}</text:span><text:line-break/><text:line-break/><text:span text:style-name="T25"> <text:s text:c="7"/></text:span><text:span text:style-name="T7">return </text:span><text:span text:style-name="T45">max</text:span><text:span text:style-name="T25">;</text:span><text:line-break/><text:span text:style-name="T25"> <text:s text:c="3"/>}</text:span><text:line-break/><text:span text:style-name="T25"> <text:s text:c="3"/></text:span><text:line-break/><text:span text:style-name="T25"> <text:s text:c="3"/></text:span><text:span text:style-name="T7">public override string </text:span><text:span text:style-name="T37">ToString</text:span><text:span text:style-name="T25">()</text:span><text:line-break/><text:span text:style-name="T25"> <text:s text:c="3"/>{</text:span><text:line-break/><text:span text:style-name="T25"> <text:s text:c="7"/></text:span><text:span text:style-name="T7">return </text:span><text:span text:style-name="T32">String</text:span><text:span text:style-name="T25">.</text:span><text:span text:style-name="T37">Join</text:span><text:span text:style-name="T27">&lt;</text:span><text:span text:style-name="T32">Dice</text:span><text:span text:style-name="T27">&gt;</text:span><text:span text:style-name="T25">(</text:span><text:span text:style-name="T64">" "</text:span><text:span text:style-name="T25">, </text:span><text:span text:style-name="T68">Array</text:span><text:span text:style-name="T25">);</text:span><text:line-break/><text:span text:style-name="T25"> <text:s text:c="3"/>}</text:span><text:line-break/><text:span text:style-name="T26">}</text:span></text:p>
      <text:p text:style-name="P3"><text:span text:style-name="T26"/></text:p>
      <text:p text:style-name="P4"><text:span text:style-name="T7">!!Class DICELIST</text:span></text:p>
      <text:p text:style-name="P3"><text:span text:style-name="T58">using System</text:span><text:span text:style-name="T59">.</text:span><text:span text:style-name="T58">Data</text:span><text:span text:style-name="T59">;</text:span><text:line-break/><text:line-break/><text:span text:style-name="T7">namespace </text:span><text:span text:style-name="T13">Ex3Lib</text:span><text:span text:style-name="T25">;</text:span><text:line-break/><text:line-break/><text:span text:style-name="T7">public class </text:span><text:span text:style-name="T32">DiceList</text:span><text:line-break/><text:span text:style-name="T26">{</text:span><text:line-break/><text:span text:style-name="T25"> <text:s text:c="3"/></text:span><text:span text:style-name="T7">public </text:span><text:span text:style-name="T32">List</text:span><text:span text:style-name="T27">&lt;</text:span><text:span text:style-name="T32">Dice</text:span><text:span text:style-name="T27">&gt; </text:span><text:span text:style-name="T68">List </text:span><text:span text:style-name="T25">{ </text:span><text:span text:style-name="T37">get</text:span><text:span text:style-name="T25">; </text:span><text:span text:style-name="T58">private set</text:span><text:span text:style-name="T59">; </text:span><text:span text:style-name="T25">}</text:span><text:line-break/><text:line-break/><text:span text:style-name="T25"> <text:s text:c="3"/></text:span><text:span text:style-name="T7">public </text:span><text:span text:style-name="T32">DiceList</text:span><text:span text:style-name="T25">(</text:span><text:span text:style-name="T7">int </text:span><text:span text:style-name="T45">length</text:span><text:span text:style-name="T25">, </text:span><text:span text:style-name="T7">int </text:span><text:span text:style-name="T45">nFaces</text:span><text:span text:style-name="T25">)</text:span><text:line-break/><text:span text:style-name="T25"> <text:s text:c="3"/>{</text:span><text:line-break/><text:soft-page-break/><text:span text:style-name="T25"> <text:s text:c="7"/></text:span><text:span text:style-name="T68">List </text:span><text:span text:style-name="T27">= </text:span><text:span text:style-name="T7">new </text:span><text:span text:style-name="T32">List</text:span><text:span text:style-name="T27">&lt;</text:span><text:span text:style-name="T32">Dice</text:span><text:span text:style-name="T27">&gt;</text:span><text:span text:style-name="T25">();</text:span><text:line-break/><text:span text:style-name="T25"> <text:s text:c="7"/></text:span><text:span text:style-name="T7">for </text:span><text:span text:style-name="T25">(</text:span><text:span text:style-name="T7">int </text:span><text:span text:style-name="T45">i </text:span><text:span text:style-name="T27">= </text:span><text:span text:style-name="T50">0</text:span><text:span text:style-name="T25">; </text:span><text:span text:style-name="T45">i </text:span><text:span text:style-name="T27">&lt; </text:span><text:span text:style-name="T45">length</text:span><text:span text:style-name="T25">; </text:span><text:span text:style-name="T45">i</text:span><text:span text:style-name="T27">++</text:span><text:span text:style-name="T25">)</text:span><text:line-break/><text:span text:style-name="T25"> <text:s text:c="7"/>{</text:span><text:line-break/><text:span text:style-name="T25"> <text:s text:c="11"/></text:span><text:span text:style-name="T68">List</text:span><text:span text:style-name="T25">.</text:span><text:span text:style-name="T37">Add</text:span><text:span text:style-name="T25">(</text:span><text:span text:style-name="T7">new </text:span><text:span text:style-name="T32">Dice</text:span><text:span text:style-name="T25">(</text:span><text:span text:style-name="T45">nFaces</text:span><text:span text:style-name="T25">));</text:span><text:line-break/><text:span text:style-name="T25"> <text:s text:c="7"/>}</text:span><text:line-break/><text:span text:style-name="T25"> <text:s text:c="3"/>}</text:span><text:line-break/><text:line-break/><text:span text:style-name="T25"> <text:s text:c="3"/></text:span><text:span text:style-name="T7">public void </text:span><text:span text:style-name="T37">Throw</text:span><text:span text:style-name="T25">()</text:span><text:line-break/><text:span text:style-name="T25"> <text:s text:c="3"/>{</text:span><text:line-break/><text:span text:style-name="T25"> <text:s text:c="7"/></text:span><text:span text:style-name="T7">foreach </text:span><text:span text:style-name="T25">(</text:span><text:span text:style-name="T32">Dice </text:span><text:span text:style-name="T45">dice </text:span><text:span text:style-name="T7">in </text:span><text:span text:style-name="T68">List</text:span><text:span text:style-name="T25">)</text:span><text:line-break/><text:span text:style-name="T25"> <text:s text:c="7"/>{</text:span><text:line-break/><text:span text:style-name="T25"> <text:s text:c="11"/></text:span><text:span text:style-name="T45">dice</text:span><text:span text:style-name="T25">.</text:span><text:span text:style-name="T37">Throw</text:span><text:span text:style-name="T25">();</text:span><text:line-break/><text:span text:style-name="T25"> <text:s text:c="7"/>}</text:span><text:line-break/><text:span text:style-name="T25"> <text:s text:c="3"/>}</text:span><text:line-break/><text:line-break/><text:span text:style-name="T25"> <text:s text:c="2"/></text:span><text:line-break/><text:span text:style-name="T25"> <text:s text:c="3"/></text:span><text:span text:style-name="T7">public int </text:span><text:span text:style-name="T37">Total</text:span><text:span text:style-name="T25">()</text:span><text:line-break/><text:span text:style-name="T25"> <text:s text:c="3"/>{</text:span><text:line-break/><text:span text:style-name="T25"> <text:s text:c="7"/></text:span><text:span text:style-name="T7">int </text:span><text:span text:style-name="T45">total </text:span><text:span text:style-name="T27">= </text:span><text:span text:style-name="T50">0</text:span><text:span text:style-name="T25">;</text:span><text:line-break/><text:span text:style-name="T25"> <text:s text:c="7"/></text:span><text:span text:style-name="T7">foreach </text:span><text:span text:style-name="T25">(</text:span><text:span text:style-name="T32">Dice </text:span><text:span text:style-name="T45">dice </text:span><text:span text:style-name="T7">in </text:span><text:span text:style-name="T68">List</text:span><text:span text:style-name="T25">)</text:span><text:line-break/><text:span text:style-name="T25"> <text:s text:c="7"/>{</text:span><text:line-break/><text:span text:style-name="T25"> <text:s text:c="11"/></text:span><text:span text:style-name="T45">total </text:span><text:span text:style-name="T27">+= </text:span><text:span text:style-name="T45">dice</text:span><text:span text:style-name="T25">.</text:span><text:span text:style-name="T68">Number</text:span><text:span text:style-name="T25">;</text:span><text:line-break/><text:span text:style-name="T25"> <text:s text:c="7"/>}</text:span><text:line-break/><text:line-break/><text:span text:style-name="T25"> <text:s text:c="7"/></text:span><text:span text:style-name="T7">return </text:span><text:span text:style-name="T45">total</text:span><text:span text:style-name="T25">;</text:span><text:line-break/><text:span text:style-name="T25"> <text:s text:c="3"/>}</text:span><text:line-break/><text:line-break/><text:span text:style-name="T25"> <text:s text:c="3"/></text:span><text:span text:style-name="T7">public int </text:span><text:span text:style-name="T37">Min</text:span><text:span text:style-name="T25">()</text:span><text:line-break/><text:span text:style-name="T25"> <text:s text:c="3"/>{</text:span><text:line-break/><text:span text:style-name="T25"> <text:s text:c="7"/></text:span><text:span text:style-name="T7">int </text:span><text:span text:style-name="T45">min </text:span><text:span text:style-name="T27">= </text:span><text:span text:style-name="T68">List</text:span><text:span text:style-name="T25">[</text:span><text:span text:style-name="T50">0</text:span><text:span text:style-name="T25">].</text:span><text:span text:style-name="T68">Number</text:span><text:span text:style-name="T25">;</text:span><text:line-break/><text:span text:style-name="T25"> <text:s text:c="7"/></text:span><text:span text:style-name="T7">for </text:span><text:span text:style-name="T25">(</text:span><text:span text:style-name="T7">int </text:span><text:span text:style-name="T45">i </text:span><text:span text:style-name="T27">= </text:span><text:span text:style-name="T50">1</text:span><text:span text:style-name="T25">; </text:span><text:span text:style-name="T45">i </text:span><text:span text:style-name="T27">&lt; </text:span><text:span text:style-name="T68">List</text:span><text:span text:style-name="T25">.</text:span><text:span text:style-name="T68">Count</text:span><text:span text:style-name="T25">; </text:span><text:span text:style-name="T45">i</text:span><text:span text:style-name="T27">++</text:span><text:span text:style-name="T25">)</text:span><text:line-break/><text:span text:style-name="T25"> <text:s text:c="7"/>{</text:span><text:line-break/><text:span text:style-name="T25"> <text:s text:c="11"/></text:span><text:span text:style-name="T32">Dice </text:span><text:span text:style-name="T45">dice </text:span><text:span text:style-name="T27">= </text:span><text:span text:style-name="T68">List</text:span><text:span text:style-name="T25">[</text:span><text:span text:style-name="T45">i</text:span><text:span text:style-name="T25">];</text:span><text:line-break/><text:span text:style-name="T25"> <text:s text:c="11"/></text:span><text:span text:style-name="T7">if </text:span><text:span text:style-name="T25">(</text:span><text:span text:style-name="T45">dice</text:span><text:span text:style-name="T25">.</text:span><text:span text:style-name="T68">Number </text:span><text:span text:style-name="T27">&lt; </text:span><text:span text:style-name="T45">min</text:span><text:span text:style-name="T25">)</text:span><text:line-break/><text:span text:style-name="T25"> <text:s text:c="11"/>{</text:span><text:line-break/><text:span text:style-name="T25"> <text:s text:c="15"/></text:span><text:span text:style-name="T45">min </text:span><text:span text:style-name="T27">= </text:span><text:span text:style-name="T45">dice</text:span><text:span text:style-name="T25">.</text:span><text:span text:style-name="T68">Number</text:span><text:span text:style-name="T25">;</text:span><text:line-break/><text:span text:style-name="T25"> <text:s text:c="11"/>}</text:span><text:line-break/><text:span text:style-name="T25"> <text:s text:c="7"/>}</text:span><text:line-break/><text:line-break/><text:span text:style-name="T25"> <text:s text:c="7"/></text:span><text:span text:style-name="T7">return </text:span><text:span text:style-name="T45">min</text:span><text:span text:style-name="T25">;</text:span><text:line-break/><text:span text:style-name="T25"> <text:s text:c="3"/>}</text:span><text:line-break/><text:line-break/><text:span text:style-name="T25"> <text:s text:c="3"/></text:span><text:span text:style-name="T7">public int </text:span><text:span text:style-name="T37">Max</text:span><text:span text:style-name="T25">()</text:span><text:line-break/><text:span text:style-name="T25"> <text:s text:c="3"/>{</text:span><text:line-break/><text:span text:style-name="T25"> <text:s text:c="7"/></text:span><text:span text:style-name="T7">int </text:span><text:span text:style-name="T45">max </text:span><text:span text:style-name="T27">= </text:span><text:span text:style-name="T68">List</text:span><text:span text:style-name="T25">[</text:span><text:span text:style-name="T50">0</text:span><text:span text:style-name="T25">].</text:span><text:span text:style-name="T68">Number</text:span><text:span text:style-name="T25">;</text:span><text:line-break/><text:span text:style-name="T25"> <text:s text:c="7"/></text:span><text:span text:style-name="T7">for </text:span><text:span text:style-name="T25">(</text:span><text:span text:style-name="T7">int </text:span><text:span text:style-name="T45">i </text:span><text:span text:style-name="T27">= </text:span><text:span text:style-name="T50">1</text:span><text:span text:style-name="T25">; </text:span><text:span text:style-name="T45">i </text:span><text:span text:style-name="T27">&lt; </text:span><text:span text:style-name="T68">List</text:span><text:span text:style-name="T25">.</text:span><text:span text:style-name="T68">Count</text:span><text:span text:style-name="T25">; </text:span><text:span text:style-name="T45">i</text:span><text:span text:style-name="T27">++</text:span><text:span text:style-name="T25">)</text:span><text:line-break/><text:span text:style-name="T25"> <text:s text:c="7"/>{</text:span><text:line-break/><text:span text:style-name="T25"> <text:s text:c="11"/></text:span><text:span text:style-name="T32">Dice </text:span><text:span text:style-name="T45">dice </text:span><text:span text:style-name="T27">= </text:span><text:span text:style-name="T68">List</text:span><text:span text:style-name="T25">[</text:span><text:span text:style-name="T45">i</text:span><text:span text:style-name="T25">];</text:span><text:line-break/><text:span text:style-name="T25"> <text:s text:c="11"/></text:span><text:span text:style-name="T7">if </text:span><text:span text:style-name="T25">(</text:span><text:span text:style-name="T45">dice</text:span><text:span text:style-name="T25">.</text:span><text:span text:style-name="T68">Number </text:span><text:span text:style-name="T27">&gt; </text:span><text:span text:style-name="T45">max</text:span><text:span text:style-name="T25">)</text:span><text:line-break/><text:span text:style-name="T25"> <text:s text:c="11"/>{</text:span><text:line-break/><text:span text:style-name="T25"> <text:s text:c="15"/></text:span><text:span text:style-name="T45">max </text:span><text:span text:style-name="T27">= </text:span><text:span text:style-name="T45">dice</text:span><text:span text:style-name="T25">.</text:span><text:span text:style-name="T68">Number</text:span><text:span text:style-name="T25">;</text:span><text:line-break/><text:span text:style-name="T25"> <text:s text:c="11"/>}</text:span><text:line-break/><text:span text:style-name="T25"> <text:s text:c="7"/>}</text:span><text:line-break/><text:line-break/><text:span text:style-name="T25"> <text:s text:c="7"/></text:span><text:span text:style-name="T7">return </text:span><text:span text:style-name="T45">max</text:span><text:span text:style-name="T25">;</text:span><text:line-break/><text:span text:style-name="T25"> <text:s text:c="3"/>}</text:span><text:line-break/><text:span text:style-name="T25"> <text:s text:c="3"/></text:span><text:line-break/><text:span text:style-name="T25"> <text:s text:c="3"/></text:span><text:span text:style-name="T7">public override string </text:span><text:span text:style-name="T37">ToString</text:span><text:span text:style-name="T25">()</text:span><text:line-break/><text:soft-page-break/><text:span text:style-name="T25"> <text:s text:c="3"/>{</text:span><text:line-break/><text:span text:style-name="T25"> <text:s text:c="7"/></text:span><text:span text:style-name="T7">return </text:span><text:span text:style-name="T32">String</text:span><text:span text:style-name="T25">.</text:span><text:span text:style-name="T37">Join</text:span><text:span text:style-name="T58">&lt;Dice&gt;</text:span><text:span text:style-name="T25">(</text:span><text:span text:style-name="T64">" "</text:span><text:span text:style-name="T25">, </text:span><text:span text:style-name="T68">List</text:span><text:span text:style-name="T25">);</text:span><text:line-break/><text:span text:style-name="T25"> <text:s text:c="3"/>}</text:span><text:line-break/><text:span text:style-name="T26">}</text:span></text:p>
      <text:p text:style-name="P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3:27:10.796938368</meta:creation-date>
    <dc:date>2022-04-20T13:32:19.138382939</dc:date>
    <meta:editing-duration>PT5M8S</meta:editing-duration>
    <meta:editing-cycles>1</meta:editing-cycles>
    <meta:document-statistic meta:table-count="0" meta:image-count="0" meta:object-count="0" meta:page-count="6" meta:paragraph-count="10" meta:word-count="692" meta:character-count="6103" meta:non-whitespace-character-count="3730"/>
    <meta:generator>LibreOffice/6.4.7.2$Linux_X86_64 LibreOffice_project/40$Build-2</meta:generator>
  </office:meta>
</office:document-meta>
</file>